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3471d" officeooo:paragraph-rsid="0013471d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471d" officeooo:paragraph-rsid="0013471d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3471d" officeooo:paragraph-rsid="0013471d" style:font-size-asian="10.5pt" style:font-weight-asian="bold" style:font-size-complex="12pt" style:font-weight-complex="bold"/>
    </style:style>
    <style:style style:name="T1" style:family="text">
      <style:text-properties officeooo:rsid="00149da3"/>
    </style:style>
    <style:style style:name="T2" style:family="text">
      <style:text-properties officeooo:rsid="001566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5 – Memory Management</text:p>
      <text:p text:style-name="P1"/>
      <text:p text:style-name="P3">True or false</text:p>
      <text:p text:style-name="P3"/>
      <text:p text:style-name="P2">1. In a multiprogramming system the available main memory is not generally</text:p>
      <text:p text:style-name="P2">shared among a number of processes. - <text:span text:style-name="T2">False</text:span></text:p>
      <text:p text:style-name="P2">2. A hardware mechanism is needed for translating relative addresses to physical</text:p>
      <text:p text:style-name="P2">main memory addresses at the time of execution of the instruction that</text:p>
      <text:p text:style-name="P2">contains the reference. - <text:span text:style-name="T2">True</text:span></text:p>
      <text:p text:style-name="P2">3. The principal task of memory management is to bring processes into main</text:p>
      <text:p text:style-name="P2">memory for execution by the processor. - True</text:p>
      <text:p text:style-name="P2">4. A physical address is the location of a memory word relative to the beginning</text:p>
      <text:p text:style-name="P2">of the program and the processor translates that into a logical address. - <text:span text:style-name="T1">False</text:span></text:p>
      <text:p text:style-name="P2">5. Paging eliminates internal fragmentation. - <text:span text:style-name="T1">False – External fragmentation</text:span></text:p>
      <text:p text:style-name="P2">6. The size of virtual storage is limited by the actual number of main storage</text:p>
      <text:p text:style-name="P2">locations. - <text:span text:style-name="T1">False</text:span></text:p>
      <text:p text:style-name="P2">7. The addresses a program may use to reference memory are distinguished from</text:p>
      <text:p text:style-name="P2">the addresses the memory system uses to identify physical storage sites. - <text:span text:style-name="T1">True</text:span></text:p>
      <text:p text:style-name="P2">8. Paging is not visible to the programmer. - <text:span text:style-name="T1">True</text:span></text:p>
      <text:p text:style-name="P2">9. The placement policy determines where in real memory a process piece is to</text:p>
      <text:p text:style-name="P2">reside. - <text:span text:style-name="T1">False</text:span></text:p>
      <text:p text:style-name="P2">10. Virtual memory allows for very effective multiprogramming and relieves the</text:p>
      <text:p text:style-name="P2">user of the unnecessarily tight constraints of main memory. - <text:span text:style-name="T1">False</text:span></text:p>
      <text:p text:style-name="P2">11. The principle of locality states that program and data references within a</text:p>
      <text:p text:style-name="P2">process do not tend to cluster. - <text:span text:style-name="T1">False</text:span></text:p>
      <text:p text:style-name="P2">12. The smaller the page size, the greater the amount of internal fragmentation. - <text:span text:style-name="T1">False</text:span></text:p>
      <text:p text:style-name="P2">13. The design issue of choosing a page size is related to the size of physical main</text:p>
      <text:p text:style-name="P2">memory and program size. <text:s/>- <text:span text:style-name="T1">True </text:span></text:p>
      <text:p text:style-name="P2">14. A pre-cleaning policy writes modified pages before their page frames are</text:p>
      <text:p text:style-name="P2">needed so that pages can be written out in batches – <text:span text:style-name="T1">True</text:span></text:p>
      <text:p text:style-name="P2"/>
      <text:p text:style-name="P2"/>
      <text:p text:style-name="Standard">Multiple choice questions</text:p>
      <text:p text:style-name="Standard">1) Main memory divided into a number of equal size frames is the ___<text:span text:style-name="T2">Simple paging</text:span>___</text:p>
      <text:p text:style-name="Standard">technique.</text:p>
      <text:p text:style-name="Standard">a) simple paging</text:p>
      <text:p text:style-name="Standard">b) dynamic partitioning</text:p>
      <text:p text:style-name="Standard">c) fixed partitioning</text:p>
      <text:p text:style-name="Standard">SOFT7006 labs</text:p>
      <text:p text:style-name="Standard">d) virtual memory segmentation</text:p>
      <text:p text:style-name="Standard">2) With _______ a process is loaded by loading all of its pages into page</text:p>
      <text:p text:style-name="Standard">frames that need not be contiguous.</text:p>
      <text:p text:style-name="Standard">a) simple paging</text:p>
      <text:p text:style-name="Standard">b) virtual memory segmentation</text:p>
      <text:p text:style-name="Standard">c) virtual memory paging</text:p>
      <text:p text:style-name="Standard">d) simple segmentations</text:p>
      <text:p text:style-name="Standard">3) External fragmentation is __________ .</text:p>
      <text:p text:style-name="Standard">a) where unused space is usable</text:p>
      <text:p text:style-name="Standard">b) where unused space is unusable</text:p>
      <text:p text:style-name="Standard">c) where memory fragments exist outside RAM</text:p>
      <text:p text:style-name="Standard"><text:soft-page-break/>d) unused space in a page frame</text:p>
      <text:p text:style-name="Standard">4) A ___________ is a particular example of logical address in which the address</text:p>
      <text:p text:style-name="Standard">is expressed as a location relative to some known point, usually a value in a</text:p>
      <text:p text:style-name="Standard">processor register.</text:p>
      <text:p text:style-name="Standard">a) logical address</text:p>
      <text:p text:style-name="Standard">b) relative address</text:p>
      <text:p text:style-name="Standard">c) absolute address</text:p>
      <text:p text:style-name="Standard">d) physical address</text:p>
      <text:p text:style-name="Standard">5) In paging, the chunks of a process are known as __________ .</text:p>
      <text:p text:style-name="Standard">a) pages</text:p>
      <text:p text:style-name="Standard">b) addresses</text:p>
      <text:p text:style-name="Standard">c) frames</text:p>
      <text:p text:style-name="Standard">d) segments</text:p>
      <text:p text:style-name="Standard">6) In paging, available chunks of memory are known as ___________ .</text:p>
      <text:p text:style-name="Standard">a) frames</text:p>
      <text:p text:style-name="Standard">b) segments</text:p>
      <text:p text:style-name="Standard">c) addresses</text:p>
      <text:p text:style-name="Standard">d) pages</text:p>
      <text:p text:style-name="Standard">7) The concept of Memory Management satisfies certain system requirements</text:p>
      <text:p text:style-name="Standard">including:</text:p>
      <text:p text:style-name="Standard">a) relocation</text:p>
      <text:p text:style-name="Standard">b) protection</text:p>
      <text:p text:style-name="Standard">c) physical organization</text:p>
      <text:p text:style-name="Standard">SOFT7006 labs</text:p>
      <text:p text:style-name="Standard">d) all of the above</text:p>
      <text:p text:style-name="Standard">8) The page table for each process maintains _________ .</text:p>
      <text:p text:style-name="Standard">a) the physical memory location of the process</text:p>
      <text:p text:style-name="Standard">b) the frame location for each page of the process</text:p>
      <text:p text:style-name="Standard">c) the page location for each frame of the process</text:p>
      <text:p text:style-name="Standard">d) the logical memory location of the process</text:p>
      <text:p text:style-name="Standard">9) In a system employing a paging scheme for memory management, wasted space</text:p>
      <text:p text:style-name="Standard">is due to _________ .</text:p>
      <text:p text:style-name="Standard">a) external fragmentation</text:p>
      <text:p text:style-name="Standard">b) frames of different sizes</text:p>
      <text:p text:style-name="Standard">c) internal fragmentation</text:p>
      <text:p text:style-name="Standard">d) pages of different specified sizes</text:p>
      <text:p text:style-name="Standard">10)In a system employing a paging scheme for memory management a process is</text:p>
      <text:p text:style-name="Standard">divided into _________ .</text:p>
      <text:p text:style-name="Standard">a) One page per thread</text:p>
      <text:p text:style-name="Standard">b) a number of threads</text:p>
      <text:p text:style-name="Standard">c) a number of pages which need not be of equal size</text:p>
      <text:p text:style-name="Standard">d) a number of pages which must be of equal size</text:p>
      <text:p text:style-name="Standard">11) The address of a storage location in main memory is the __________ .</text:p>
      <text:p text:style-name="Standard">a) address space</text:p>
      <text:p text:style-name="Standard">b) virtual address space</text:p>
      <text:p text:style-name="Standard">c) physical address</text:p>
      <text:p text:style-name="Standard">d) virtual address</text:p>
      <text:p text:style-name="Standard">12) _________ is the virtual storage assigned to a process.</text:p>
      <text:p text:style-name="Standard">a) Virtual address space</text:p>
      <text:p text:style-name="Standard">b) Virtual address</text:p>
      <text:p text:style-name="Standard">c) Real address</text:p>
      <text:p text:style-name="Standard">d) Address space</text:p>
      <text:p text:style-name="Standard"><text:soft-page-break/>13) The __________ is the range of memory addresses available to a process.</text:p>
      <text:p text:style-name="Standard">a) Address space</text:p>
      <text:p text:style-name="Standard">b) Real address</text:p>
      <text:p text:style-name="Standard">c) Virtual address</text:p>
      <text:p text:style-name="Standard">d) Virtual address space</text:p>
      <text:p text:style-name="Standard">14) The __________ structure indexes entries by page number.</text:p>
      <text:p text:style-name="Standard">a) hash table</text:p>
      <text:p text:style-name="Standard">b) segment table</text:p>
      <text:p text:style-name="Standard">SOFT7006 labs</text:p>
      <text:p text:style-name="Standard">c) page table</text:p>
      <text:p text:style-name="Standard">d) inverted page table</text:p>
      <text:p text:style-name="Standard">15) A _________ is issued if a desired page is not in main memory.</text:p>
      <text:p text:style-name="Standard">a) paging error</text:p>
      <text:p text:style-name="Standard">b) page replacement policy</text:p>
      <text:p text:style-name="Standard">c) page fault</text:p>
      <text:p text:style-name="Standard">d) page placement policy</text:p>
      <text:p text:style-name="Standard">16) __________ is transparent to the programmer and eliminates external</text:p>
      <text:p text:style-name="Standard">fragmentation providing efficient use of main memory.</text:p>
      <text:p text:style-name="Standard">a) Hashing</text:p>
      <text:p text:style-name="Standard">b) Paging</text:p>
      <text:p text:style-name="Standard">c) Segmentation</text:p>
      <text:p text:style-name="Standard">d) Thrashing</text:p>
      <text:p text:style-name="Standard">17) The _________ determines when a page should be brought into main memory.</text:p>
      <text:p text:style-name="Standard">a) page fault</text:p>
      <text:p text:style-name="Standard">b) fetch policy</text:p>
      <text:p text:style-name="Standard">c) working set</text:p>
      <text:p text:style-name="Standard">d) resident set management</text:p>
      <text:p text:style-name="Standard">18)With _________ pages other than the one demanded by a page fault are</text:p>
      <text:p text:style-name="Standard">brought in.</text:p>
      <text:p text:style-name="Standard">a) page allocation</text:p>
      <text:p text:style-name="Standard">b) thrashing</text:p>
      <text:p text:style-name="Standard">c) hashing</text:p>
      <text:p text:style-name="Standard">d) pre-paging</text:p>
      <text:p text:style-name="Standard">19) The _________ replacement algorithm results in the fewest number of page</text:p>
      <text:p text:style-name="Standard">faults.</text:p>
      <text:p text:style-name="Standard">a) Optimal</text:p>
      <text:p text:style-name="Standard">b) FIFO</text:p>
      <text:p text:style-name="Standard">c) Clock</text:p>
      <text:p text:style-name="Standard">d) LRU</text:p>
      <text:p text:style-name="Standard">20) A _________ chooses only among the resident pages of the process that</text:p>
      <text:p text:style-name="Standard">generated the page fault in selecting a page to replace.</text:p>
      <text:p text:style-name="Standard">a) global replacement policy</text:p>
      <text:p text:style-name="Standard">b) page replacement policy</text:p>
      <text:p text:style-name="Standard">SOFT7006 labs</text:p>
      <text:p text:style-name="Standard">c) local replacement policy</text:p>
      <text:p text:style-name="Standard">d) page placement policy</text:p>
      <text:p text:style-name="Standard">21) A _________ algorithm requires a use/reference bit to be associated with each</text:p>
      <text:p text:style-name="Standard">page in memory.</text:p>
      <text:p text:style-name="Standard">a) page placement</text:p>
      <text:p text:style-name="Standard">b) working set</text:p>
      <text:p text:style-name="Standard">c) page replacement</text:p>
      <text:p text:style-name="Standard">d) page fault frequency</text:p>
      <text:p text:style-name="Standard"><text:soft-page-break/>22)_________ is where modified process pages can either be written out at the</text:p>
      <text:p text:style-name="Standard">time of replacement, or written when other pages are being written out.</text:p>
      <text:p text:style-name="Standard">a) Load control</text:p>
      <text:p text:style-name="Standard">b) Cleaning policy</text:p>
      <text:p text:style-name="Standard">c) Placement policy</text:p>
      <text:p text:style-name="Standard">d) Replacement policy</text:p>
      <text:p text:style-name="Standard">Short answer questions</text:p>
      <text:p text:style-name="Standard">1. The task of subdividing memory to accommodate multiple processes is carried</text:p>
      <text:p text:style-name="Standard">out dynamically by the operating system and is known as ___________ .</text:p>
      <text:p text:style-name="Standard">2. A __________ is an actual location in main memory.</text:p>
      <text:p text:style-name="Standard">3. When there is wasted space internal to a section of RAM due to the fact that</text:p>
      <text:p text:style-name="Standard">the block of data loaded is smaller than the section is referred to as</text:p>
      <text:p text:style-name="Standard">__________.</text:p>
      <text:p text:style-name="Standard">4. _________ in a computer system is organized as a linear, or one-</text:p>
      <text:p text:style-name="Standard">dimensional, address space, consisting of a sequence of bytes or words.</text:p>
      <text:p text:style-name="Standard">5. A _________ is a fixed length block of main memory.</text:p>
      <text:p text:style-name="Standard">6. The __________ shows the frame location for each page of the process.</text:p>
      <text:p text:style-name="Standard">7. A __________ can occur as a result of a programming error when a process</text:p>
      <text:p text:style-name="Standard">attempts to store data beyond the limits of a fixed-sized buffer and</text:p>
      <text:p text:style-name="Standard">consequently overwrites adjacent memory locations.</text:p>
      <text:p text:style-name="Standard">8. The address assigned to a location in virtual memory to allow that location to</text:p>
      <text:p text:style-name="Standard">be accessed as though it were part of main memory is the __________ .</text:p>
      <text:p text:style-name="Standard">9. _________ is a storage allocation scheme in which secondary memory can</text:p>
      <text:p text:style-name="Standard">be addressed as though it were part of main memory.</text:p>
      <text:p text:style-name="Standard">10. The size of virtual storage is limited by the addressing scheme of the computer</text:p>
      <text:p text:style-name="Standard">system and by the amount of __________ available.</text:p>
      <text:p text:style-name="Standard">11. The portion of a process that is actually in main memory at any time is defined</text:p>
      <text:p text:style-name="Standard">to be the ______ of the process.</text:p>
      <text:p text:style-name="Standard">12. A __________ policy allows the number of page frames allocated to a</text:p>
      <text:p text:style-name="Standard">process to be varied over the lifetime of the process.</text:p>
      <text:p text:style-name="Standard">13. When the system spends most of its time swapping pages rather than</text:p>
      <text:p text:style-name="Standard">executing instructions it leads to a condition known as _________ .</text:p>
      <text:p text:style-name="Standard">14. With __________ , a page is brought into main memory only when a</text:p>
      <text:p text:style-name="Standard">reference is made to a location on that page.</text:p>
      <text:p text:style-name="Standard">SOFT7006 labs</text:p>
      <text:p text:style-name="Standard">15. The __________ policy replaces the page in memory that has not been</text:p>
      <text:p text:style-name="Standard">referenced for the longest tim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3:26:51.452797868</meta:creation-date>
    <dc:date>2024-10-17T09:22:30.019147987</dc:date>
    <meta:editing-duration>PT7M5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187" meta:word-count="1299" meta:character-count="7375" meta:non-whitespace-character-count="6258"/>
  </office:meta>
</office:document-meta>
</file>